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3" style:family="table-column">
      <style:table-column-properties style:column-width="1.6944in"/>
    </style:style>
    <style:style style:name="TableColumn4" style:family="table-column">
      <style:table-column-properties style:column-width="1.927in"/>
    </style:style>
    <style:style style:name="TableColumn5" style:family="table-column">
      <style:table-column-properties style:column-width="1.509in"/>
    </style:style>
    <style:style style:name="TableColumn6" style:family="table-column">
      <style:table-column-properties style:column-width="1.7472in"/>
    </style:style>
    <style:style style:name="Table2" style:family="table">
      <style:table-properties style:width="6.8777in" fo:margin-left="0in" table:align="left"/>
    </style:style>
    <style:style style:name="TableRow7" style:family="table-row">
      <style:table-row-properties style:min-row-height="0.3965in"/>
    </style:style>
    <style:style style:name="TableCell8" style:family="table-cell">
      <style:table-cell-properties fo:border="0.0069in solid #000000" style:writing-mode="lr-tb" fo:padding-top="0in" fo:padding-left="0.075in" fo:padding-bottom="0in" fo:padding-right="0.075in"/>
    </style:style>
    <style:style style:name="TableCell9" style:family="table-cell">
      <style:table-cell-properties fo:border="0.0069in solid #000000" style:writing-mode="lr-tb" fo:padding-top="0in" fo:padding-left="0.075in" fo:padding-bottom="0in" fo:padding-right="0.075in"/>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P12" style:parent-style-name="Standard" style:family="paragraph">
      <style:text-properties fo:font-weight="bold" style:font-weight-asian="bold"/>
    </style:style>
    <style:style style:name="TableRow13" style:family="table-row">
      <style:table-row-properties style:min-row-height="0.1979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Cell16" style:family="table-cell">
      <style:table-cell-properties fo:border="0.0069in solid #000000" style:writing-mode="lr-tb" fo:padding-top="0in" fo:padding-left="0.075in" fo:padding-bottom="0in" fo:padding-right="0.075in"/>
    </style:style>
    <style:style style:name="TableCell17" style:family="table-cell">
      <style:table-cell-properties fo:border="0.0069in solid #000000" style:writing-mode="lr-tb" fo:padding-top="0in" fo:padding-left="0.075in" fo:padding-bottom="0in" fo:padding-right="0.075in"/>
    </style:style>
    <style:style style:name="TableRow18" style:family="table-row">
      <style:table-row-properties style:min-row-height="0.1979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min-row-height="0.1979in"/>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Row28" style:family="table-row">
      <style:table-row-properties style:min-row-height="0.1979in"/>
    </style:style>
    <style:style style:name="TableCell29" style:family="table-cell">
      <style:table-cell-properties fo:border="0.0069in solid #000000" style:writing-mode="lr-tb" fo:padding-top="0in" fo:padding-left="0.075in" fo:padding-bottom="0in" fo:padding-right="0.075in"/>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min-row-height="0.1979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Row38" style:family="table-row">
      <style:table-row-properties style:min-row-height="0.189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Row43" style:family="table-row">
      <style:table-row-properties style:min-row-height="0.1979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Row48" style:family="table-row">
      <style:table-row-properties style:min-row-height="0.1979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Cell52" style:family="table-cell">
      <style:table-cell-properties fo:border="0.0069in solid #000000" style:writing-mode="lr-tb" fo:padding-top="0in" fo:padding-left="0.075in" fo:padding-bottom="0in" fo:padding-right="0.075in"/>
    </style:style>
    <style:style style:name="TableRow53" style:family="table-row">
      <style:table-row-properties style:min-row-height="0.1979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min-row-height="0.1979in"/>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Row63" style:family="table-row">
      <style:table-row-properties style:min-row-height="0.1979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Row68" style:family="table-row">
      <style:table-row-properties style:min-row-height="0.1979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Cell72" style:family="table-cell">
      <style:table-cell-properties fo:border="0.0069in solid #000000" style:writing-mode="lr-tb" fo:padding-top="0in" fo:padding-left="0.075in" fo:padding-bottom="0in" fo:padding-right="0.075in"/>
    </style:style>
    <style:style style:name="TableRow73" style:family="table-row">
      <style:table-row-properties style:min-row-height="0.1979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office:automatic-styles>
  <office:body>
    <office:text text:use-soft-page-breaks="true">
      <text:p text:style-name="P1">Victor Haskins</text:p>
      <text:p text:style-name="Standard">Math &amp; Physics 191</text:p>
      <text:p text:style-name="Standard">Lab Report Quaternions</text:p>
      <text:p text:style-name="Standard"/>
      <text:p text:style-name="Standard">Introduction</text:p>
      <text:p text:style-name="Standard"/>
      <text:p text:style-name="Standard">Quaternions are crazy, difficult, and frustrating pieces of logic that-even when used correctly-will still be<text:s/>nearly impossible to chart or demonstrate. Originally designed to be a workaround for the division of vectors, it was abandoned by the mathematical community for some time. We can only hope that our calculations were carefully plotted before execution before use. <text:s/>This being said, quaternions are becoming more prevalent in the field of game development every day. Currently, they are being used to track the rotation of objects in real time but it appears that the functionality of quaternions will only expand<text:s/>in the future. We were asked, as a bonus assignment, to create a class with regards to holding and operating on a quaternion.</text:p>
      <text:p text:style-name="Standard"/>
      <text:p text:style-name="Standard">Methods</text:p>
      <text:p text:style-name="Standard"/>
      <text:p text:style-name="Standard">We are asked to create a quaternion class with functions capable of handling all operations that were discussed in class and we will be going over the processes in this section.</text:p>
      <text:p text:style-name="Standard"/>
      <text:p text:style-name="Standard">First, there was the creation of the class, itself. Constructors were made to create a blank quaternion,<text:s/></text:p>
      <text:p text:style-name="Standard"/>
      <text:p text:style-name="Standard">(no inputs and a bare [0, &lt;0,0,0&gt;] data,),<text:s/></text:p>
      <text:p text:style-name="Standard"/>
      <text:p text:style-name="Standard">one for creating a point,<text:s/></text:p>
      <text:p text:style-name="Standard"/>
      <text:p text:style-name="Standard">(input a vector<text:s/>and create a [0, &lt;vector&gt;] data,)<text:s/></text:p>
      <text:p text:style-name="Standard"/>
      <text:p text:style-name="Standard">and a full quaternion,<text:s/></text:p>
      <text:p text:style-name="Standard"/>
      <text:p text:style-name="Standard">(a double value for a, and the vector to create the data field [a, &lt;vector&gt;].)</text:p>
      <text:p text:style-name="Standard"/>
      <text:p text:style-name="Standard">From there, similar to how operators were overloaded in the vector class, most calculations followed suit. The<text:s/>addition overload (+) takes two quaternions and adds them together like so</text:p>
      <text:p text:style-name="Standard"/>
      <text:p text:style-name="Standard">P + Q = [ (a1 + a2), &lt;(b1 + b2), (c1 + c2), (d1 + d2)&gt;]</text:p>
      <text:p text:style-name="Standard"/>
      <text:p text:style-name="Standard">The subtraction overload (-) also works similarly, but order is important, just like all subtractions</text:p>
      <text:p text:style-name="Standard"/>
      <text:p text:style-name="Standard">P – Q = [ (a1 - a2),<text:s/>&lt;(b1 - b2), (c1 - c2), (d1 - d2)&gt;]</text:p>
      <text:p text:style-name="Standard"/>
      <text:p text:style-name="Standard">Scalar multiplication takes a number, k, and multiplies all parts by k.</text:p>
      <text:p text:style-name="Standard"/>
      <text:p text:style-name="Standard">kP = [ka, &lt;kb, kc, kd&gt;]</text:p>
      <text:p text:style-name="Standard"/>
      <text:p text:style-name="Standard"/>
      <text:p text:style-name="Standard"/>
      <text:p text:style-name="Standard"/>
      <text:p text:style-name="Standard"/>
      <text:soft-page-break/>
      <text:p text:style-name="Standard">Multiplication of two quaternions, p and q, will look like<text:s/></text:p>
      <text:p text:style-name="Standard"/>
      <text:p text:style-name="Standard">P*Q = [(ap * aq) – (vp * vq) , (ap * vq) + (aq * vp) + (vp X vq)]</text:p>
      <text:p text:style-name="Standard"/>
      <text:p text:style-name="Standard">where vp*vq is a dot product and vp X vq is a cross product.</text:p>
      <text:p text:style-name="Standard"/>
      <text:p text:style-name="Standard">The magnitude of a vector is found by<text:s/></text:p>
      <text:p text:style-name="Standard"/>
      <text:p text:style-name="Standard">| P | = SQRT( a^2, (magnitude(vector))^2)</text:p>
      <text:p text:style-name="Standard"/>
      <text:p text:style-name="Standard">The conjugate is formed by taking the vector component scaled by (-1)</text:p>
      <text:p text:style-name="Standard"/>
      <text:p text:style-name="Standard">P* = [a, &lt;-b, -c, -d&gt;]</text:p>
      <text:p text:style-name="Standard"/>
      <text:p text:style-name="Standard">And<text:s/>the last of the normal calculations is the inverse, where we take the conjugate and divide by the square of the magnitude to see something like</text:p>
      <text:p text:style-name="Standard"/>
      <text:p text:style-name="Standard">P^(-1) = P* / (| P |^2)</text:p>
      <text:p text:style-name="Standard"/>
      <text:p text:style-name="Standard">But after all that is done, we also need to accommodate for quaternion rotation. In this function, we will be supplied with two vectors and a double. The vectors will be for a point in space to be rotated and a vector that will be parallel to our axis of rotation, respectively. The double will be the angle of rotation given in vectors. The<text:s/>program will convert the angle into radians later referred to as theta.</text:p>
      <text:p text:style-name="Standard"/>
      <text:p text:style-name="Standard">We start by creating the quaternions needed for our rotation of the point around the axis by the angle of rotation. They will be referred to as P, Q, and Q*.</text:p>
      <text:p text:style-name="Standard"/>
      <text:p text:style-name="Standard">P is the point as a quaternion, which will be written as [0,&lt;point&gt;].</text:p>
      <text:p text:style-name="Standard"/>
      <text:p text:style-name="Standard">To find Q, we must first find the unit vector of the axis. To do this we will take the normalization of the axis to be v = axis / ( |axis|). <text:s/>From there, we find Q by calculating the following</text:p>
      <text:p text:style-name="Standard"/>
      <text:p text:style-name="Standard">Q = [cos(theta<text:s/>/ 2) , sin(theta / 2) * v ]</text:p>
      <text:p text:style-name="Standard"/>
      <text:p text:style-name="Standard">This lets us find Q*, which is the conjugate of Q. The function itself is actually finding the inverse, just to be thorough, but since the vector used to create Q is a unit vector, Q^(-1) = Q* in this instance.</text:p>
      <text:p text:style-name="Standard"/>
      <text:p text:style-name="Standard">Finally, the rotation is found by multiplying the three quaternions in order</text:p>
      <text:p text:style-name="Standard"/>
      <text:p text:style-name="Standard">P’ =<text:s/>QPQ* <text:s/>(or QPQ^(-1) if you want to be more specific.</text:p>
      <text:p text:style-name="Standard"/>
      <text:p text:style-name="Standard">Results</text:p>
      <text:p text:style-name="Standard"/>
      <text:p text:style-name="Standard">A single point can be used to properly show its rotation</text:p>
      <text:p text:style-name="Standard">Distances of vectors are in meters. Rotations are given in degrees</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Standard">operations</text:p>
          </table:table-cell>
          <table:table-cell table:style-name="TableCell9">
            <text:p text:style-name="Standard">Quaternion P</text:p>
          </table:table-cell>
          <table:table-cell table:style-name="TableCell10">
            <text:p text:style-name="Standard">Quaternion Q</text:p>
          </table:table-cell>
          <table:table-cell table:style-name="TableCell11">
            <text:p text:style-name="P12"/>
          </table:table-cell>
        </table:table-row>
        <table:table-row table:style-name="TableRow13">
          <table:table-cell table:style-name="TableCell14">
            <text:p text:style-name="Standard"/>
          </table:table-cell>
          <table:table-cell table:style-name="TableCell15">
            <text:p text:style-name="Standard">[1, &lt;0,2,-3&gt;]</text:p>
          </table:table-cell>
          <table:table-cell table:style-name="TableCell16">
            <text:p text:style-name="Standard">[2, &lt;4,-1,1&gt;]</text:p>
          </table:table-cell>
          <table:table-cell table:style-name="TableCell17">
            <text:p text:style-name="Standard"/>
          </table:table-cell>
        </table:table-row>
        <text:soft-page-break/>
        <table:table-row table:style-name="TableRow18">
          <table:table-cell table:style-name="TableCell19">
            <text:p text:style-name="Standard">P+Q</text:p>
          </table:table-cell>
          <table:table-cell table:style-name="TableCell20">
            <text:p text:style-name="Standard">[3, &lt;4, 1, -2&gt;]</text:p>
          </table:table-cell>
          <table:table-cell table:style-name="TableCell21">
            <text:p text:style-name="Standard"/>
          </table:table-cell>
          <table:table-cell table:style-name="TableCell22">
            <text:p text:style-name="Standard"/>
          </table:table-cell>
        </table:table-row>
        <table:table-row table:style-name="TableRow23">
          <table:table-cell table:style-name="TableCell24">
            <text:p text:style-name="Standard">P-Q</text:p>
          </table:table-cell>
          <table:table-cell table:style-name="TableCell25">
            <text:p text:style-name="Standard">[-1, &lt;-4, 3, -4&gt;]</text:p>
          </table:table-cell>
          <table:table-cell table:style-name="TableCell26">
            <text:p text:style-name="Standard"/>
          </table:table-cell>
          <table:table-cell table:style-name="TableCell27">
            <text:p text:style-name="Standard"/>
          </table:table-cell>
        </table:table-row>
        <table:table-row table:style-name="TableRow28">
          <table:table-cell table:style-name="TableCell29">
            <text:p text:style-name="Standard">kP where k = 5</text:p>
          </table:table-cell>
          <table:table-cell table:style-name="TableCell30">
            <text:p text:style-name="Standard">[5, &lt;0, 10, -15&gt;]</text:p>
          </table:table-cell>
          <table:table-cell table:style-name="TableCell31">
            <text:p text:style-name="Standard"/>
          </table:table-cell>
          <table:table-cell table:style-name="TableCell32">
            <text:p text:style-name="Standard"/>
          </table:table-cell>
        </table:table-row>
        <table:table-row table:style-name="TableRow33">
          <table:table-cell table:style-name="TableCell34">
            <text:p text:style-name="Standard">P*Q</text:p>
          </table:table-cell>
          <table:table-cell table:style-name="TableCell35">
            <text:p text:style-name="Standard">[7, &lt;3, -9, -13&gt;]</text:p>
          </table:table-cell>
          <table:table-cell table:style-name="TableCell36">
            <text:p text:style-name="Standard"/>
          </table:table-cell>
          <table:table-cell table:style-name="TableCell37">
            <text:p text:style-name="Standard"/>
          </table:table-cell>
        </table:table-row>
        <table:table-row table:style-name="TableRow38">
          <table:table-cell table:style-name="TableCell39">
            <text:p text:style-name="Standard">|P|</text:p>
          </table:table-cell>
          <table:table-cell table:style-name="TableCell40">
            <text:p text:style-name="Standard">3.742</text:p>
          </table:table-cell>
          <table:table-cell table:style-name="TableCell41">
            <text:p text:style-name="Standard"/>
          </table:table-cell>
          <table:table-cell table:style-name="TableCell42">
            <text:p text:style-name="Standard"/>
          </table:table-cell>
        </table:table-row>
        <table:table-row table:style-name="TableRow43">
          <table:table-cell table:style-name="TableCell44">
            <text:p text:style-name="Standard">P*</text:p>
          </table:table-cell>
          <table:table-cell table:style-name="TableCell45">
            <text:p text:style-name="Standard">[1,&lt;0, -2, 3&gt;]</text:p>
          </table:table-cell>
          <table:table-cell table:style-name="TableCell46">
            <text:p text:style-name="Standard"/>
          </table:table-cell>
          <table:table-cell table:style-name="TableCell47">
            <text:p text:style-name="Standard"/>
          </table:table-cell>
        </table:table-row>
        <table:table-row table:style-name="TableRow48">
          <table:table-cell table:style-name="TableCell49">
            <text:p text:style-name="Standard">P^(-1)</text:p>
          </table:table-cell>
          <table:table-cell table:style-name="TableCell50">
            <text:p text:style-name="Standard">[0.071, &lt;0, -0.14, 0.214&gt;]</text:p>
          </table:table-cell>
          <table:table-cell table:style-name="TableCell51">
            <text:p text:style-name="Standard"/>
          </table:table-cell>
          <table:table-cell table:style-name="TableCell52">
            <text:p text:style-name="Standard"/>
          </table:table-cell>
        </table:table-row>
        <table:table-row table:style-name="TableRow53">
          <table:table-cell table:style-name="TableCell54">
            <text:p text:style-name="Standard"/>
          </table:table-cell>
          <table:table-cell table:style-name="TableCell55">
            <text:p text:style-name="Standard"/>
          </table:table-cell>
          <table:table-cell table:style-name="TableCell56">
            <text:p text:style-name="Standard"/>
          </table:table-cell>
          <table:table-cell table:style-name="TableCell57">
            <text:p text:style-name="Standard"/>
          </table:table-cell>
        </table:table-row>
        <table:table-row table:style-name="TableRow58">
          <table:table-cell table:style-name="TableCell59">
            <text:p text:style-name="Standard">Rotation</text:p>
          </table:table-cell>
          <table:table-cell table:style-name="TableCell60">
            <text:p text:style-name="Standard">Point</text:p>
          </table:table-cell>
          <table:table-cell table:style-name="TableCell61">
            <text:p text:style-name="Standard">Axis</text:p>
          </table:table-cell>
          <table:table-cell table:style-name="TableCell62">
            <text:p text:style-name="Standard">Angle of Rotation</text:p>
          </table:table-cell>
        </table:table-row>
        <table:table-row table:style-name="TableRow63">
          <table:table-cell table:style-name="TableCell64">
            <text:p text:style-name="Standard"/>
          </table:table-cell>
          <table:table-cell table:style-name="TableCell65">
            <text:p text:style-name="Standard">&lt;0, 2, 3&gt;</text:p>
          </table:table-cell>
          <table:table-cell table:style-name="TableCell66">
            <text:p text:style-name="Standard">&lt;4, -1, 1&gt;</text:p>
          </table:table-cell>
          <table:table-cell table:style-name="TableCell67">
            <text:p text:style-name="Standard">120</text:p>
          </table:table-cell>
        </table:table-row>
        <table:table-row table:style-name="TableRow68">
          <table:table-cell table:style-name="TableCell69">
            <text:p text:style-name="Standard">QPQ*</text:p>
          </table:table-cell>
          <table:table-cell table:style-name="TableCell70">
            <text:p text:style-name="Standard">[0, -0.69, -3.53, 0.22</text:p>
          </table:table-cell>
          <table:table-cell table:style-name="TableCell71">
            <text:p text:style-name="Standard"/>
          </table:table-cell>
          <table:table-cell table:style-name="TableCell72">
            <text:p text:style-name="Standard"/>
          </table:table-cell>
        </table:table-row>
        <table:table-row table:style-name="TableRow73">
          <table:table-cell table:style-name="TableCell74">
            <text:p text:style-name="Standard"/>
          </table:table-cell>
          <table:table-cell table:style-name="TableCell75">
            <text:p text:style-name="Standard"/>
          </table:table-cell>
          <table:table-cell table:style-name="TableCell76">
            <text:p text:style-name="Standard"/>
          </table:table-cell>
          <table:table-cell table:style-name="TableCell77">
            <text:p text:style-name="Standard"/>
          </table:table-cell>
        </table:table-row>
      </table:table>
      <text:p text:style-name="Standard"/>
      <text:p text:style-name="Standard"/>
      <text:p text:style-name="Standard"/>
      <text:p text:style-name="Standard">Conclusion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default-outline-level="1">
      <style:paragraph-properties fo:widows="2" fo:orphans="2"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US" style:language-complex="ar" style:country-complex="SA"/>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c-student</meta:initial-creator>
    <dc:creator>svc-student</dc:creator>
    <meta:creation-date>2016-05-02T17:32:00Z</meta:creation-date>
    <dc:date>2016-05-13T18:21:00Z</dc:date>
    <meta:template xlink:href="Normal" xlink:type="simple"/>
    <meta:editing-cycles>8</meta:editing-cycles>
    <meta:editing-duration>PT11820S</meta:editing-duration>
    <meta:document-statistic meta:page-count="3" meta:paragraph-count="8" meta:word-count="617" meta:character-count="4126" meta:row-count="29" meta:non-whitespace-character-count="3517"/>
  </office:meta>
</office:document-meta>
</file>